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14pt" officeooo:rsid="0004d451" officeooo:paragraph-rsid="0004d451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А<text:line-break/>2.Верно<text:line-break/>3. вещества, в которых ниже определённой критической температуры устанавливается дальний ферромагнитный порядок магнитных моментов атомов или ионов <text:s/>или моментов коллективизированных электронов.<text:line-break/>4. 2 вариант <text:line-break/>5. поток, нуля, электричество<text:line-break/>6. железо, никель, кобальт<text:line-break/>7. примеры<text:line-break/>8. всё вышеперечисленного <text:line-break/>9. железо<text:line-break/>10. всё вышеперечисленного <text:line-break/>11.<text:line-break/>12. Тесла<text:line-break/>13. Аллюминий<text:line-break/>14. <text:line-break/>15<text:line-break/>16. всё вышеперечисленного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1:31:13.752346165</meta:creation-date>
    <dc:date>2024-11-02T11:42:05.109817012</dc:date>
    <meta:editing-duration>PT10M51S</meta:editing-duration>
    <meta:editing-cycles>1</meta:editing-cycles>
    <meta:document-statistic meta:table-count="0" meta:image-count="0" meta:object-count="0" meta:page-count="1" meta:paragraph-count="1" meta:word-count="55" meta:character-count="417" meta:non-whitespace-character-count="358"/>
    <meta:generator>LibreOffice/24.2.4.1$Linux_X86_64 LibreOffice_project/420$Build-1</meta:generator>
  </office:meta>
</office:document-meta>
</file>